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689.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19.3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9"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9"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19"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9"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9" office:value-type="string" calcext:value-type="string">
            <text:p>دوری سمتیہ</text:p>
          </table:table-cell>
          <table:table-cell office:value-type="string" calcext:value-type="string">
            <text:p>مرحلی سمتیہ</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8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3.41pt" draw:z-index="5" draw:style-name="gr3" draw:text-style-name="P3" svg:width="39.49pt" svg:height="15.05pt" svg:x="64.26pt" svg:y="20.78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1">00/00/0000</text:date>, <text:time style:data-style-name="N2" text:time-value="13:27:36.2230258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11T13:30:17.444382562</dc:date>
    <meta:editing-duration>P80DT18H30M35S</meta:editing-duration>
    <meta:editing-cycles>3189</meta:editing-cycles>
    <meta:generator>LibreOffice/5.1.6.2$Linux_X86_64 LibreOffice_project/10m0$Build-2</meta:generator>
    <meta:document-statistic meta:table-count="3" meta:cell-count="54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